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69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7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69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69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69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0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69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1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66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67">
            <text:p>人口數</text:p>
          </table:table-cell>
          <table:table-cell office:value-type="string" table:number-columns-spanned="1" table:number-rows-spanned="2" table:style-name="ce68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出生數</text:p>
          </table:table-cell>
          <table:table-cell office:value-type="string" table:number-columns-spanned="1" table:number-rows-spanned="2" table:style-name="ce68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死亡數</text:p>
          </table:table-cell>
          <table:table-cell office:value-type="string" table:number-columns-spanned="1" table:number-rows-spanned="2" table:style-name="ce66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5118" table:style-name="ce31">
            <text:p><text:s/>－5,118<text:s/></text:p>
          </table:table-cell>
          <table:table-cell office:value-type="float" office:value="-0.21701316194579648" table:style-name="ce32">
            <text:p><text:s/>－0.22<text:s/></text:p>
          </table:table-cell>
          <table:table-cell office:value-type="float" office:value="-2.5621553958761778" table:style-name="ce33">
            <text:p><text:s/>－2.56<text:s/></text:p>
          </table:table-cell>
          <table:table-cell office:value-type="float" office:value="-1919" table:style-name="ce34">
            <text:p><text:s/>－1,919<text:s/></text:p>
          </table:table-cell>
          <table:table-cell office:value-type="float" office:value="-8.1378165309544059E-2" table:style-name="ce35">
            <text:p><text:s/>－0.08<text:s/></text:p>
          </table:table-cell>
          <table:table-cell office:value-type="float" office:value="-0.96" table:style-name="ce36">
            <text:p><text:s/>－0.96<text:s/></text:p>
          </table:table-cell>
          <table:table-cell office:value-type="float" office:value="12614" table:style-name="ce34">
            <text:p><text:s text:c="3"/>12,614<text:s/></text:p>
          </table:table-cell>
          <table:table-cell office:value-type="float" office:value="0.53491619448389194" table:style-name="ce35">
            <text:p><text:s text:c="3"/>0.53<text:s/></text:p>
          </table:table-cell>
          <table:table-cell office:value-type="float" office:value="6.32" table:style-name="ce36">
            <text:p><text:s text:c="3"/>6.32<text:s/></text:p>
          </table:table-cell>
          <table:table-cell office:value-type="float" office:value="14533" table:style-name="ce34">
            <text:p><text:s text:c="3"/>14,533<text:s/></text:p>
          </table:table-cell>
          <table:table-cell office:value-type="float" office:value="0.61629435979343605" table:style-name="ce35">
            <text:p><text:s text:c="3"/>0.62<text:s/></text:p>
          </table:table-cell>
          <table:table-cell office:value-type="float" office:value="7.28" table:style-name="ce36">
            <text:p><text:s text:c="3"/>7.28<text:s/></text:p>
          </table:table-cell>
          <table:table-cell office:value-type="float" office:value="8324" table:style-name="ce37">
            <text:p><text:s text:c="3"/>8,324<text:s/></text:p>
          </table:table-cell>
          <table:table-cell office:value-type="float" office:value="8170" table:style-name="ce34">
            <text:p><text:s text:c="3"/>8,170<text:s/></text:p>
          </table:table-cell>
          <table:table-cell office:value-type="float" office:value="154" table:style-name="ce31">
            <text:p><text:s text:c="3"/>154<text:s/></text:p>
          </table:table-cell>
          <table:table-cell office:value-type="float" office:value="0.35299210424004412" table:style-name="ce35">
            <text:p><text:s text:c="3"/>0.35<text:s/></text:p>
          </table:table-cell>
          <table:table-cell office:value-type="float" office:value="4.17" table:style-name="ce32">
            <text:p><text:s text:c="3"/>4.17<text:s/></text:p>
          </table:table-cell>
          <table:table-cell office:value-type="float" office:value="4905" table:style-name="ce38">
            <text:p><text:s text:c="3"/>4,905<text:s/></text:p>
          </table:table-cell>
          <table:table-cell office:value-type="float" office:value="4867" table:style-name="ce31">
            <text:p><text:s text:c="3"/>4,867<text:s/></text:p>
          </table:table-cell>
          <table:table-cell office:value-type="float" office:value="38" table:style-name="ce31">
            <text:p><text:s text:c="3"/>38<text:s/></text:p>
          </table:table-cell>
          <table:table-cell office:value-type="float" office:value="0.20800411716691691" table:style-name="ce35">
            <text:p><text:s text:c="3"/>0.21<text:s/></text:p>
          </table:table-cell>
          <table:table-cell office:value-type="float" office:value="2.46" table:style-name="ce39">
            <text:p><text:s text:c="3"/>2.46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835" table:style-name="ce31">
            <text:p><text:s text:c="3"/>835<text:s/></text:p>
          </table:table-cell>
          <table:table-cell office:value-type="float" office:value="0.20736861397798564" table:style-name="ce32">
            <text:p><text:s text:c="3"/>0.21<text:s/></text:p>
          </table:table-cell>
          <table:table-cell office:value-type="float" office:value="2.4482875069658951" table:style-name="ce33">
            <text:p><text:s text:c="3"/>2.45<text:s/></text:p>
          </table:table-cell>
          <table:table-cell office:value-type="float" office:value="40" table:style-name="ce37">
            <text:p><text:s text:c="3"/>40<text:s/></text:p>
          </table:table-cell>
          <table:table-cell office:value-type="float" office:value="9.9327959442407597E-3" table:style-name="ce36">
            <text:p><text:s text:c="3"/>0.01<text:s/></text:p>
          </table:table-cell>
          <table:table-cell office:value-type="float" office:value="0.12" table:style-name="ce36">
            <text:p><text:s text:c="3"/>0.12<text:s/></text:p>
          </table:table-cell>
          <table:table-cell office:value-type="float" office:value="2082" table:style-name="ce37">
            <text:p><text:s text:c="3"/>2,082<text:s/></text:p>
          </table:table-cell>
          <table:table-cell office:value-type="float" office:value="0.51700202889773161" table:style-name="ce36">
            <text:p><text:s text:c="3"/>0.52<text:s/></text:p>
          </table:table-cell>
          <table:table-cell office:value-type="float" office:value="6.1" table:style-name="ce36">
            <text:p><text:s text:c="3"/>6.10<text:s/></text:p>
          </table:table-cell>
          <table:table-cell office:value-type="float" office:value="2042" table:style-name="ce37">
            <text:p><text:s text:c="3"/>2,042<text:s/></text:p>
          </table:table-cell>
          <table:table-cell office:value-type="float" office:value="0.50706923295349082" table:style-name="ce36">
            <text:p><text:s text:c="3"/>0.51<text:s/></text:p>
          </table:table-cell>
          <table:table-cell office:value-type="float" office:value="5.99" table:style-name="ce36">
            <text:p><text:s text:c="3"/>5.99<text:s/></text:p>
          </table:table-cell>
          <table:table-cell office:value-type="float" office:value="1465" table:style-name="ce37">
            <text:p><text:s text:c="3"/>1,465<text:s/></text:p>
          </table:table-cell>
          <table:table-cell office:value-type="float" office:value="1442" table:style-name="ce37">
            <text:p><text:s text:c="3"/>1,442<text:s/></text:p>
          </table:table-cell>
          <table:table-cell office:value-type="float" office:value="23" table:style-name="ce38">
            <text:p><text:s text:c="3"/>23<text:s/></text:p>
          </table:table-cell>
          <table:table-cell office:value-type="float" office:value="0.36378865145781786" table:style-name="ce36">
            <text:p><text:s text:c="3"/>0.36<text:s/></text:p>
          </table:table-cell>
          <table:table-cell office:value-type="float" office:value="4.3" table:style-name="ce32">
            <text:p><text:s text:c="3"/>4.30<text:s/></text:p>
          </table:table-cell>
          <table:table-cell office:value-type="float" office:value="884" table:style-name="ce38">
            <text:p><text:s text:c="3"/>884<text:s/></text:p>
          </table:table-cell>
          <table:table-cell office:value-type="float" office:value="880" table:style-name="ce38">
            <text:p><text:s text:c="3"/>880<text:s/></text:p>
          </table:table-cell>
          <table:table-cell office:value-type="float" office:value="4" table:style-name="ce38">
            <text:p><text:s text:c="3"/>4<text:s/></text:p>
          </table:table-cell>
          <table:table-cell office:value-type="float" office:value="0.21951479036772079" table:style-name="ce36">
            <text:p><text:s text:c="3"/>0.22<text:s/></text:p>
          </table:table-cell>
          <table:table-cell office:value-type="float" office:value="2.59" table:style-name="ce40">
            <text:p><text:s text:c="3"/>2.59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4106" table:style-name="ce31">
            <text:p><text:s/>－4,106<text:s/></text:p>
          </table:table-cell>
          <table:table-cell office:value-type="float" office:value="-1.5647013139146762" table:style-name="ce32">
            <text:p><text:s/>－1.56<text:s/></text:p>
          </table:table-cell>
          <table:table-cell office:value-type="float" office:value="-18.473570351379724" table:style-name="ce33">
            <text:p><text:s/>－18.47<text:s/></text:p>
          </table:table-cell>
          <table:table-cell office:value-type="float" office:value="-11" table:style-name="ce37">
            <text:p><text:s/>－11<text:s/></text:p>
          </table:table-cell>
          <table:table-cell office:value-type="float" office:value="-4.1951267881727931E-3" table:style-name="ce36">
            <text:p><text:s/>－0.00<text:s/></text:p>
          </table:table-cell>
          <table:table-cell office:value-type="float" office:value="-0.05" table:style-name="ce36">
            <text:p><text:s/>－0.05<text:s/></text:p>
          </table:table-cell>
          <table:table-cell office:value-type="float" office:value="1397" table:style-name="ce37">
            <text:p><text:s text:c="3"/>1,397<text:s/></text:p>
          </table:table-cell>
          <table:table-cell office:value-type="float" office:value="0.53278110209794471" table:style-name="ce36">
            <text:p><text:s text:c="3"/>0.53<text:s/></text:p>
          </table:table-cell>
          <table:table-cell office:value-type="float" office:value="6.29" table:style-name="ce36">
            <text:p><text:s text:c="3"/>6.29<text:s/></text:p>
          </table:table-cell>
          <table:table-cell office:value-type="float" office:value="1408" table:style-name="ce37">
            <text:p><text:s text:c="3"/>1,408<text:s/></text:p>
          </table:table-cell>
          <table:table-cell office:value-type="float" office:value="0.53697622888611751" table:style-name="ce36">
            <text:p><text:s text:c="3"/>0.54<text:s/></text:p>
          </table:table-cell>
          <table:table-cell office:value-type="float" office:value="6.34" table:style-name="ce36">
            <text:p><text:s text:c="3"/>6.34<text:s/></text:p>
          </table:table-cell>
          <table:table-cell office:value-type="float" office:value="891" table:style-name="ce37">
            <text:p><text:s text:c="3"/>891<text:s/></text:p>
          </table:table-cell>
          <table:table-cell office:value-type="float" office:value="868" table:style-name="ce37">
            <text:p><text:s text:c="3"/>868<text:s/></text:p>
          </table:table-cell>
          <table:table-cell office:value-type="float" office:value="23" table:style-name="ce38">
            <text:p><text:s text:c="3"/>23<text:s/></text:p>
          </table:table-cell>
          <table:table-cell office:value-type="float" office:value="0.33980526984199627" table:style-name="ce36">
            <text:p><text:s text:c="3"/>0.34<text:s/></text:p>
          </table:table-cell>
          <table:table-cell office:value-type="float" office:value="4.01" table:style-name="ce32">
            <text:p><text:s text:c="3"/>4.01<text:s/></text:p>
          </table:table-cell>
          <table:table-cell office:value-type="float" office:value="474" table:style-name="ce38">
            <text:p><text:s text:c="3"/>474<text:s/></text:p>
          </table:table-cell>
          <table:table-cell office:value-type="float" office:value="470" table:style-name="ce38">
            <text:p><text:s text:c="3"/>470<text:s/></text:p>
          </table:table-cell>
          <table:table-cell office:value-type="float" office:value="4" table:style-name="ce38">
            <text:p><text:s text:c="3"/>4<text:s/></text:p>
          </table:table-cell>
          <table:table-cell office:value-type="float" office:value="0.18077182705399128" table:style-name="ce36">
            <text:p><text:s text:c="3"/>0.18<text:s/></text:p>
          </table:table-cell>
          <table:table-cell office:value-type="float" office:value="2.13" table:style-name="ce40">
            <text:p><text:s text:c="3"/>2.13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1944" table:style-name="ce31">
            <text:p><text:s text:c="3"/>1,944<text:s/></text:p>
          </table:table-cell>
          <table:table-cell office:value-type="float" office:value="0.86090113852404171" table:style-name="ce32">
            <text:p><text:s text:c="3"/>0.86<text:s/></text:p>
          </table:table-cell>
          <table:table-cell office:value-type="float" office:value="10.164187635477395" table:style-name="ce33">
            <text:p><text:s text:c="3"/>10.16<text:s/></text:p>
          </table:table-cell>
          <table:table-cell office:value-type="float" office:value="565" table:style-name="ce37">
            <text:p><text:s text:c="3"/>565<text:s/></text:p>
          </table:table-cell>
          <table:table-cell office:value-type="float" office:value="0.25010280774707838" table:style-name="ce36">
            <text:p><text:s text:c="3"/>0.25<text:s/></text:p>
          </table:table-cell>
          <table:table-cell office:value-type="float" office:value="2.95" table:style-name="ce36">
            <text:p><text:s text:c="3"/>2.95<text:s/></text:p>
          </table:table-cell>
          <table:table-cell office:value-type="float" office:value="1671" table:style-name="ce37">
            <text:p><text:s text:c="3"/>1,671<text:s/></text:p>
          </table:table-cell>
          <table:table-cell office:value-type="float" office:value="0.73968458715994312" table:style-name="ce36">
            <text:p><text:s text:c="3"/>0.74<text:s/></text:p>
          </table:table-cell>
          <table:table-cell office:value-type="float" office:value="8.73" table:style-name="ce36">
            <text:p><text:s text:c="3"/>8.73<text:s/></text:p>
          </table:table-cell>
          <table:table-cell office:value-type="float" office:value="1106" table:style-name="ce37">
            <text:p><text:s text:c="3"/>1,106<text:s/></text:p>
          </table:table-cell>
          <table:table-cell office:value-type="float" office:value="0.48958177941286485" table:style-name="ce36">
            <text:p><text:s text:c="3"/>0.49<text:s/></text:p>
          </table:table-cell>
          <table:table-cell office:value-type="float" office:value="5.78" table:style-name="ce36">
            <text:p><text:s text:c="3"/>5.78<text:s/></text:p>
          </table:table-cell>
          <table:table-cell office:value-type="float" office:value="932" table:style-name="ce37">
            <text:p><text:s text:c="3"/>932<text:s/></text:p>
          </table:table-cell>
          <table:table-cell office:value-type="float" office:value="921" table:style-name="ce37">
            <text:p><text:s text:c="3"/>921<text:s/></text:p>
          </table:table-cell>
          <table:table-cell office:value-type="float" office:value="11" table:style-name="ce38">
            <text:p><text:s text:c="3"/>11<text:s/></text:p>
          </table:table-cell>
          <table:table-cell office:value-type="float" office:value="0.4125589678234991" table:style-name="ce36">
            <text:p><text:s text:c="3"/>0.41<text:s/></text:p>
          </table:table-cell>
          <table:table-cell office:value-type="float" office:value="4.87" table:style-name="ce32">
            <text:p><text:s text:c="3"/>4.87<text:s/></text:p>
          </table:table-cell>
          <table:table-cell office:value-type="float" office:value="519" table:style-name="ce38">
            <text:p><text:s text:c="3"/>519<text:s/></text:p>
          </table:table-cell>
          <table:table-cell office:value-type="float" office:value="513" table:style-name="ce38">
            <text:p><text:s text:c="3"/>513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22974045525793568" table:style-name="ce36">
            <text:p><text:s text:c="3"/>0.23<text:s/></text:p>
          </table:table-cell>
          <table:table-cell office:value-type="float" office:value="2.71" table:style-name="ce40">
            <text:p><text:s text:c="3"/>2.71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-125" table:style-name="ce31">
            <text:p><text:s/>－125<text:s/></text:p>
          </table:table-cell>
          <table:table-cell office:value-type="float" office:value="-4.4374754385734475E-2" table:style-name="ce32">
            <text:p><text:s/>－0.04<text:s/></text:p>
          </table:table-cell>
          <table:table-cell office:value-type="float" office:value="-0.52390839048963933" table:style-name="ce33">
            <text:p><text:s/>－0.52<text:s/></text:p>
          </table:table-cell>
          <table:table-cell office:value-type="float" office:value="-43" table:style-name="ce37">
            <text:p><text:s/>－43<text:s/></text:p>
          </table:table-cell>
          <table:table-cell office:value-type="float" office:value="-1.5265254204645641E-2" table:style-name="ce36">
            <text:p><text:s/>－0.02<text:s/></text:p>
          </table:table-cell>
          <table:table-cell office:value-type="float" office:value="-0.18" table:style-name="ce36">
            <text:p><text:s/>－0.18<text:s/></text:p>
          </table:table-cell>
          <table:table-cell office:value-type="float" office:value="1454" table:style-name="ce37">
            <text:p><text:s text:c="3"/>1,454<text:s/></text:p>
          </table:table-cell>
          <table:table-cell office:value-type="float" office:value="0.51617859566406421" table:style-name="ce36">
            <text:p><text:s text:c="3"/>0.52<text:s/></text:p>
          </table:table-cell>
          <table:table-cell office:value-type="float" office:value="6.09" table:style-name="ce36">
            <text:p><text:s text:c="3"/>6.09<text:s/></text:p>
          </table:table-cell>
          <table:table-cell office:value-type="float" office:value="1497" table:style-name="ce37">
            <text:p><text:s text:c="3"/>1,497<text:s/></text:p>
          </table:table-cell>
          <table:table-cell office:value-type="float" office:value="0.53144384986870996" table:style-name="ce36">
            <text:p><text:s text:c="3"/>0.53<text:s/></text:p>
          </table:table-cell>
          <table:table-cell office:value-type="float" office:value="6.27" table:style-name="ce36">
            <text:p><text:s text:c="3"/>6.27<text:s/></text:p>
          </table:table-cell>
          <table:table-cell office:value-type="float" office:value="1079" table:style-name="ce37">
            <text:p><text:s text:c="3"/>1,079<text:s/></text:p>
          </table:table-cell>
          <table:table-cell office:value-type="float" office:value="1053" table:style-name="ce37">
            <text:p><text:s text:c="3"/>1,053<text:s/></text:p>
          </table:table-cell>
          <table:table-cell office:value-type="float" office:value="26" table:style-name="ce38">
            <text:p><text:s text:c="3"/>26<text:s/></text:p>
          </table:table-cell>
          <table:table-cell office:value-type="float" office:value="0.38305137876308482" table:style-name="ce36">
            <text:p><text:s text:c="3"/>0.38<text:s/></text:p>
          </table:table-cell>
          <table:table-cell office:value-type="float" office:value="4.5199999999999996" table:style-name="ce32">
            <text:p><text:s text:c="3"/>4.52<text:s/></text:p>
          </table:table-cell>
          <table:table-cell office:value-type="float" office:value="608" table:style-name="ce38">
            <text:p><text:s text:c="3"/>608<text:s/></text:p>
          </table:table-cell>
          <table:table-cell office:value-type="float" office:value="603" table:style-name="ce38">
            <text:p><text:s text:c="3"/>603<text:s/></text:p>
          </table:table-cell>
          <table:table-cell office:value-type="float" office:value="5" table:style-name="ce38">
            <text:p><text:s text:c="3"/>5<text:s/></text:p>
          </table:table-cell>
          <table:table-cell office:value-type="float" office:value="0.21584359433545466" table:style-name="ce36">
            <text:p><text:s text:c="3"/>0.22<text:s/></text:p>
          </table:table-cell>
          <table:table-cell office:value-type="float" office:value="2.5499999999999998" table:style-name="ce40">
            <text:p><text:s text:c="3"/>2.55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597" table:style-name="ce31">
            <text:p><text:s/>－597<text:s/></text:p>
          </table:table-cell>
          <table:table-cell office:value-type="float" office:value="-0.31790982543715263" table:style-name="ce32">
            <text:p><text:s/>－0.32<text:s/></text:p>
          </table:table-cell>
          <table:table-cell office:value-type="float" office:value="-3.7533869712902534" table:style-name="ce33">
            <text:p><text:s/>－3.75<text:s/></text:p>
          </table:table-cell>
          <table:table-cell office:value-type="float" office:value="-506" table:style-name="ce37">
            <text:p><text:s/>－506<text:s/></text:p>
          </table:table-cell>
          <table:table-cell office:value-type="float" office:value="-0.26949404623207646" table:style-name="ce36">
            <text:p><text:s/>－0.27<text:s/></text:p>
          </table:table-cell>
          <table:table-cell office:value-type="float" office:value="-3.18" table:style-name="ce36">
            <text:p><text:s/>－3.18<text:s/></text:p>
          </table:table-cell>
          <table:table-cell office:value-type="float" office:value="785" table:style-name="ce37">
            <text:p><text:s text:c="3"/>785<text:s/></text:p>
          </table:table-cell>
          <table:table-cell office:value-type="float" office:value="0.4180885895102372" table:style-name="ce36">
            <text:p><text:s text:c="3"/>0.42<text:s/></text:p>
          </table:table-cell>
          <table:table-cell office:value-type="float" office:value="4.9400000000000004" table:style-name="ce36">
            <text:p><text:s text:c="3"/>4.94<text:s/></text:p>
          </table:table-cell>
          <table:table-cell office:value-type="float" office:value="1291" table:style-name="ce37">
            <text:p><text:s text:c="3"/>1,291<text:s/></text:p>
          </table:table-cell>
          <table:table-cell office:value-type="float" office:value="0.68758263574231371" table:style-name="ce36">
            <text:p><text:s text:c="3"/>0.69<text:s/></text:p>
          </table:table-cell>
          <table:table-cell office:value-type="float" office:value="8.1199999999999992" table:style-name="ce36">
            <text:p><text:s text:c="3"/>8.12<text:s/></text:p>
          </table:table-cell>
          <table:table-cell office:value-type="float" office:value="648" table:style-name="ce37">
            <text:p><text:s text:c="3"/>648<text:s/></text:p>
          </table:table-cell>
          <table:table-cell office:value-type="float" office:value="636" table:style-name="ce37">
            <text:p><text:s text:c="3"/>636<text:s/></text:p>
          </table:table-cell>
          <table:table-cell office:value-type="float" office:value="12" table:style-name="ce38">
            <text:p><text:s text:c="3"/>12<text:s/></text:p>
          </table:table-cell>
          <table:table-cell office:value-type="float" office:value="0.3451228101944378" table:style-name="ce36">
            <text:p><text:s text:c="3"/>0.35<text:s/></text:p>
          </table:table-cell>
          <table:table-cell office:value-type="float" office:value="4.07" table:style-name="ce32">
            <text:p><text:s text:c="3"/>4.07<text:s/></text:p>
          </table:table-cell>
          <table:table-cell office:value-type="float" office:value="374" table:style-name="ce38">
            <text:p><text:s text:c="3"/>374<text:s/></text:p>
          </table:table-cell>
          <table:table-cell office:value-type="float" office:value="372" table:style-name="ce38">
            <text:p><text:s text:c="3"/>372<text:s/></text:p>
          </table:table-cell>
          <table:table-cell office:value-type="float" office:value="2" table:style-name="ce38">
            <text:p><text:s text:c="3"/>2<text:s/></text:p>
          </table:table-cell>
          <table:table-cell office:value-type="float" office:value="0.19919125156283912" table:style-name="ce36">
            <text:p><text:s text:c="3"/>0.20<text:s/></text:p>
          </table:table-cell>
          <table:table-cell office:value-type="float" office:value="2.35" table:style-name="ce40">
            <text:p><text:s text:c="3"/>2.35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-1192" table:style-name="ce31">
            <text:p><text:s/>－1,192<text:s/></text:p>
          </table:table-cell>
          <table:table-cell office:value-type="float" office:value="-0.43003832103226514" table:style-name="ce32">
            <text:p><text:s/>－0.43<text:s/></text:p>
          </table:table-cell>
          <table:table-cell office:value-type="float" office:value="-5.0772266289615819" table:style-name="ce33">
            <text:p><text:s/>－5.08<text:s/></text:p>
          </table:table-cell>
          <table:table-cell office:value-type="float" office:value="-384" table:style-name="ce37">
            <text:p><text:s/>－384<text:s/></text:p>
          </table:table-cell>
          <table:table-cell office:value-type="float" office:value="-0.1385656292286874" table:style-name="ce36">
            <text:p><text:s/>－0.14<text:s/></text:p>
          </table:table-cell>
          <table:table-cell office:value-type="float" office:value="-1.64" table:style-name="ce36">
            <text:p><text:s/>－1.64<text:s/></text:p>
          </table:table-cell>
          <table:table-cell office:value-type="float" office:value="1435" table:style-name="ce37">
            <text:p><text:s text:c="3"/>1,435<text:s/></text:p>
          </table:table-cell>
          <table:table-cell office:value-type="float" office:value="0.51781686964366258" table:style-name="ce36">
            <text:p><text:s text:c="3"/>0.52<text:s/></text:p>
          </table:table-cell>
          <table:table-cell office:value-type="float" office:value="6.11" table:style-name="ce36">
            <text:p><text:s text:c="3"/>6.11<text:s/></text:p>
          </table:table-cell>
          <table:table-cell office:value-type="float" office:value="1819" table:style-name="ce37">
            <text:p><text:s text:c="3"/>1,819<text:s/></text:p>
          </table:table-cell>
          <table:table-cell office:value-type="float" office:value="0.65638249887235012" table:style-name="ce36">
            <text:p><text:s text:c="3"/>0.66<text:s/></text:p>
          </table:table-cell>
          <table:table-cell office:value-type="float" office:value="7.75" table:style-name="ce36">
            <text:p><text:s text:c="3"/>7.75<text:s/></text:p>
          </table:table-cell>
          <table:table-cell office:value-type="float" office:value="887" table:style-name="ce37">
            <text:p><text:s text:c="3"/>887<text:s/></text:p>
          </table:table-cell>
          <table:table-cell office:value-type="float" office:value="872" table:style-name="ce37">
            <text:p><text:s text:c="3"/>872<text:s/></text:p>
          </table:table-cell>
          <table:table-cell office:value-type="float" office:value="15" table:style-name="ce38">
            <text:p><text:s text:c="3"/>15<text:s/></text:p>
          </table:table-cell>
          <table:table-cell office:value-type="float" office:value="0.32007216959855661" table:style-name="ce36">
            <text:p><text:s text:c="3"/>0.32<text:s/></text:p>
          </table:table-cell>
          <table:table-cell office:value-type="float" office:value="3.78" table:style-name="ce32">
            <text:p><text:s text:c="3"/>3.78<text:s/></text:p>
          </table:table-cell>
          <table:table-cell office:value-type="float" office:value="581" table:style-name="ce38">
            <text:p><text:s text:c="3"/>581<text:s/></text:p>
          </table:table-cell>
          <table:table-cell office:value-type="float" office:value="575" table:style-name="ce38">
            <text:p><text:s text:c="3"/>575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20965268380694632" table:style-name="ce36">
            <text:p><text:s text:c="3"/>0.21<text:s/></text:p>
          </table:table-cell>
          <table:table-cell office:value-type="float" office:value="2.48" table:style-name="ce40">
            <text:p><text:s text:c="3"/>2.48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1991" table:style-name="ce31">
            <text:p><text:s/>－1,991<text:s/></text:p>
          </table:table-cell>
          <table:table-cell office:value-type="float" office:value="-0.28218543906126781" table:style-name="ce32">
            <text:p><text:s/>－0.28<text:s/></text:p>
          </table:table-cell>
          <table:table-cell office:value-type="float" office:value="-3.3316087321427106" table:style-name="ce33">
            <text:p><text:s/>－3.33<text:s/></text:p>
          </table:table-cell>
          <table:table-cell office:value-type="float" office:value="-1611" table:style-name="ce37">
            <text:p><text:s/>－1,611<text:s/></text:p>
          </table:table-cell>
          <table:table-cell office:value-type="float" office:value="-0.22836006641578244" table:style-name="ce36">
            <text:p><text:s/>－0.23<text:s/></text:p>
          </table:table-cell>
          <table:table-cell office:value-type="float" office:value="-2.7" table:style-name="ce36">
            <text:p><text:s/>－2.70<text:s/></text:p>
          </table:table-cell>
          <table:table-cell office:value-type="float" office:value="3704" table:style-name="ce37">
            <text:p><text:s text:c="3"/>3,704<text:s/></text:p>
          </table:table-cell>
          <table:table-cell office:value-type="float" office:value="0.52504387709749112" table:style-name="ce36">
            <text:p><text:s text:c="3"/>0.53<text:s/></text:p>
          </table:table-cell>
          <table:table-cell office:value-type="float" office:value="6.2" table:style-name="ce36">
            <text:p><text:s text:c="3"/>6.20<text:s/></text:p>
          </table:table-cell>
          <table:table-cell office:value-type="float" office:value="5315" table:style-name="ce37">
            <text:p><text:s text:c="3"/>5,315<text:s/></text:p>
          </table:table-cell>
          <table:table-cell office:value-type="float" office:value="0.75340394351327356" table:style-name="ce36">
            <text:p><text:s text:c="3"/>0.75<text:s/></text:p>
          </table:table-cell>
          <table:table-cell office:value-type="float" office:value="8.9" table:style-name="ce36">
            <text:p><text:s text:c="3"/>8.90<text:s/></text:p>
          </table:table-cell>
          <table:table-cell office:value-type="float" office:value="2385" table:style-name="ce37">
            <text:p><text:s text:c="3"/>2,385<text:s/></text:p>
          </table:table-cell>
          <table:table-cell office:value-type="float" office:value="2342" table:style-name="ce37">
            <text:p><text:s text:c="3"/>2,342<text:s/></text:p>
          </table:table-cell>
          <table:table-cell office:value-type="float" office:value="43" table:style-name="ce38">
            <text:p><text:s text:c="3"/>43<text:s/></text:p>
          </table:table-cell>
          <table:table-cell office:value-type="float" office:value="0.33807495866023657" table:style-name="ce36">
            <text:p><text:s text:c="3"/>0.34<text:s/></text:p>
          </table:table-cell>
          <table:table-cell office:value-type="float" office:value="3.99" table:style-name="ce32">
            <text:p><text:s text:c="3"/>3.99<text:s/></text:p>
          </table:table-cell>
          <table:table-cell office:value-type="float" office:value="1440" table:style-name="ce38">
            <text:p><text:s text:c="3"/>1,440<text:s/></text:p>
          </table:table-cell>
          <table:table-cell office:value-type="float" office:value="1429" table:style-name="ce38">
            <text:p><text:s text:c="3"/>1,429<text:s/></text:p>
          </table:table-cell>
          <table:table-cell office:value-type="float" office:value="11" table:style-name="ce38">
            <text:p><text:s text:c="3"/>11<text:s/></text:p>
          </table:table-cell>
          <table:table-cell office:value-type="float" office:value="0.20412072975712398" table:style-name="ce36">
            <text:p><text:s text:c="3"/>0.20<text:s/></text:p>
          </table:table-cell>
          <table:table-cell office:value-type="float" office:value="2.41" table:style-name="ce40">
            <text:p><text:s text:c="3"/>2.41<text:s/></text:p>
          </table:table-cell>
          <table:table-cell table:number-columns-repeated="16361"/>
        </table:table-row>
        <table:table-row table:style-name="ro8">
          <table:table-cell office:value-type="string" table:style-name="ce41">
            <text:p>宜蘭縣</text:p>
          </table:table-cell>
          <table:table-cell office:value-type="float" office:value="-131" table:style-name="ce42">
            <text:p><text:s/>－131<text:s/></text:p>
          </table:table-cell>
          <table:table-cell office:value-type="float" office:value="-0.28861554866697076" table:style-name="ce43">
            <text:p><text:s/>－0.29<text:s/></text:p>
          </table:table-cell>
          <table:table-cell office:value-type="float" office:value="-3.4075255100681061" table:style-name="ce33">
            <text:p><text:s/>－3.41<text:s/></text:p>
          </table:table-cell>
          <table:table-cell office:value-type="float" office:value="-135" table:style-name="ce44">
            <text:p><text:s/>－135<text:s/></text:p>
          </table:table-cell>
          <table:table-cell office:value-type="float" office:value="-0.29747116457757444" table:style-name="ce45">
            <text:p><text:s/>－0.30<text:s/></text:p>
          </table:table-cell>
          <table:table-cell office:value-type="float" office:value="-3.51" table:style-name="ce45">
            <text:p><text:s/>－3.51<text:s/></text:p>
          </table:table-cell>
          <table:table-cell office:value-type="float" office:value="208" table:style-name="ce44">
            <text:p><text:s text:c="3"/>208<text:s/></text:p>
          </table:table-cell>
          <table:table-cell office:value-type="float" office:value="0.45832594246026281" table:style-name="ce45">
            <text:p><text:s text:c="3"/>0.46<text:s/></text:p>
          </table:table-cell>
          <table:table-cell office:value-type="float" office:value="5.41" table:style-name="ce45">
            <text:p><text:s text:c="3"/>5.41<text:s/></text:p>
          </table:table-cell>
          <table:table-cell office:value-type="float" office:value="343" table:style-name="ce44">
            <text:p><text:s text:c="3"/>343<text:s/></text:p>
          </table:table-cell>
          <table:table-cell office:value-type="float" office:value="0.7557971070378372" table:style-name="ce45">
            <text:p><text:s text:c="3"/>0.76<text:s/></text:p>
          </table:table-cell>
          <table:table-cell office:value-type="float" office:value="8.92" table:style-name="ce45">
            <text:p><text:s text:c="3"/>8.92<text:s/></text:p>
          </table:table-cell>
          <table:table-cell office:value-type="float" office:value="176" table:style-name="ce44">
            <text:p><text:s text:c="3"/>176<text:s/></text:p>
          </table:table-cell>
          <table:table-cell office:value-type="float" office:value="173" table:style-name="ce44">
            <text:p><text:s text:c="3"/>173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8781425900483774" table:style-name="ce45">
            <text:p><text:s text:c="3"/>0.39<text:s/></text:p>
          </table:table-cell>
          <table:table-cell office:value-type="float" office:value="4.58" table:style-name="ce43">
            <text:p><text:s text:c="3"/>4.58<text:s/></text:p>
          </table:table-cell>
          <table:table-cell office:value-type="float" office:value="68" table:style-name="ce46">
            <text:p><text:s text:c="3"/>68<text:s/></text:p>
          </table:table-cell>
          <table:table-cell office:value-type="float" office:value="67" table:style-name="ce46">
            <text:p><text:s text:c="3"/>67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4983732734277824" table:style-name="ce45">
            <text:p><text:s text:c="3"/>0.15<text:s/></text:p>
          </table:table-cell>
          <table:table-cell office:value-type="float" office:value="1.77" table:style-name="ce47">
            <text:p><text:s text:c="3"/>1.77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新竹縣</text:p>
          </table:table-cell>
          <table:table-cell office:value-type="float" office:value="809" table:style-name="ce42">
            <text:p><text:s text:c="3"/>809<text:s/></text:p>
          </table:table-cell>
          <table:table-cell office:value-type="float" office:value="1.4268127929904515" table:style-name="ce43">
            <text:p><text:s text:c="3"/>1.43<text:s/></text:p>
          </table:table-cell>
          <table:table-cell office:value-type="float" office:value="16.845596201113072" table:style-name="ce33">
            <text:p><text:s text:c="3"/>16.85<text:s/></text:p>
          </table:table-cell>
          <table:table-cell office:value-type="float" office:value="42" table:style-name="ce44">
            <text:p><text:s text:c="3"/>42<text:s/></text:p>
          </table:table-cell>
          <table:table-cell office:value-type="float" office:value="7.4021527927705638E-2" table:style-name="ce45">
            <text:p><text:s text:c="3"/>0.07<text:s/></text:p>
          </table:table-cell>
          <table:table-cell office:value-type="float" office:value="0.87" table:style-name="ce45">
            <text:p><text:s text:c="3"/>0.87<text:s/></text:p>
          </table:table-cell>
          <table:table-cell office:value-type="float" office:value="335" table:style-name="ce44">
            <text:p><text:s text:c="3"/>335<text:s/></text:p>
          </table:table-cell>
          <table:table-cell office:value-type="float" office:value="0.59040980609003313" table:style-name="ce48">
            <text:p><text:s text:c="3"/>0.59<text:s/></text:p>
          </table:table-cell>
          <table:table-cell office:value-type="float" office:value="6.97" table:style-name="ce45">
            <text:p><text:s text:c="3"/>6.97<text:s/></text:p>
          </table:table-cell>
          <table:table-cell office:value-type="float" office:value="293" table:style-name="ce44">
            <text:p><text:s text:c="3"/>293<text:s/></text:p>
          </table:table-cell>
          <table:table-cell office:value-type="float" office:value="0.51638827816232746" table:style-name="ce45">
            <text:p><text:s text:c="3"/>0.52<text:s/></text:p>
          </table:table-cell>
          <table:table-cell office:value-type="float" office:value="6.1" table:style-name="ce45">
            <text:p><text:s text:c="3"/>6.10<text:s/></text:p>
          </table:table-cell>
          <table:table-cell office:value-type="float" office:value="202" table:style-name="ce44">
            <text:p><text:s text:c="3"/>202<text:s/></text:p>
          </table:table-cell>
          <table:table-cell office:value-type="float" office:value="201" table:style-name="ce44">
            <text:p><text:s text:c="3"/>201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35600830098563185" table:style-name="ce45">
            <text:p><text:s text:c="3"/>0.36<text:s/></text:p>
          </table:table-cell>
          <table:table-cell office:value-type="float" office:value="4.2" table:style-name="ce43">
            <text:p><text:s text:c="3"/>4.20<text:s/></text:p>
          </table:table-cell>
          <table:table-cell office:value-type="float" office:value="111" table:style-name="ce46">
            <text:p><text:s text:c="3"/>111<text:s/></text:p>
          </table:table-cell>
          <table:table-cell office:value-type="float" office:value="110" table:style-name="ce46">
            <text:p><text:s text:c="3"/>110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9562832380893633" table:style-name="ce45">
            <text:p><text:s text:c="3"/>0.20<text:s/></text:p>
          </table:table-cell>
          <table:table-cell office:value-type="float" office:value="2.31" table:style-name="ce47">
            <text:p><text:s text:c="3"/>2.31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苗栗縣</text:p>
          </table:table-cell>
          <table:table-cell office:value-type="float" office:value="-332" table:style-name="ce42">
            <text:p><text:s/>－332<text:s/></text:p>
          </table:table-cell>
          <table:table-cell office:value-type="float" office:value="-0.61014270355702171" table:style-name="ce43">
            <text:p><text:s/>－0.61<text:s/></text:p>
          </table:table-cell>
          <table:table-cell office:value-type="float" office:value="-7.2036203065119331" table:style-name="ce33">
            <text:p><text:s/>－7.20<text:s/></text:p>
          </table:table-cell>
          <table:table-cell office:value-type="float" office:value="-228" table:style-name="ce44">
            <text:p><text:s/>－228<text:s/></text:p>
          </table:table-cell>
          <table:table-cell office:value-type="float" office:value="-0.41914153196229936" table:style-name="ce45">
            <text:p><text:s/>－0.42<text:s/></text:p>
          </table:table-cell>
          <table:table-cell office:value-type="float" office:value="-4.95" table:style-name="ce45">
            <text:p><text:s/>－4.95<text:s/></text:p>
          </table:table-cell>
          <table:table-cell office:value-type="float" office:value="217" table:style-name="ce44">
            <text:p><text:s text:c="3"/>217<text:s/></text:p>
          </table:table-cell>
          <table:table-cell office:value-type="float" office:value="0.39891979138517086" table:style-name="ce45">
            <text:p><text:s text:c="3"/>0.40<text:s/></text:p>
          </table:table-cell>
          <table:table-cell office:value-type="float" office:value="4.71" table:style-name="ce45">
            <text:p><text:s text:c="3"/>4.71<text:s/></text:p>
          </table:table-cell>
          <table:table-cell office:value-type="float" office:value="445" table:style-name="ce44">
            <text:p><text:s text:c="3"/>445<text:s/></text:p>
          </table:table-cell>
          <table:table-cell office:value-type="float" office:value="0.81806132334747017" table:style-name="ce45">
            <text:p><text:s text:c="3"/>0.82<text:s/></text:p>
          </table:table-cell>
          <table:table-cell office:value-type="float" office:value="9.66" table:style-name="ce45">
            <text:p><text:s text:c="3"/>9.66<text:s/></text:p>
          </table:table-cell>
          <table:table-cell office:value-type="float" office:value="196" table:style-name="ce44">
            <text:p><text:s text:c="3"/>196<text:s/></text:p>
          </table:table-cell>
          <table:table-cell office:value-type="float" office:value="188" table:style-name="ce44">
            <text:p><text:s text:c="3"/>188<text:s/></text:p>
          </table:table-cell>
          <table:table-cell office:value-type="float" office:value="8" table:style-name="ce46">
            <text:p><text:s text:c="3"/>8<text:s/></text:p>
          </table:table-cell>
          <table:table-cell office:value-type="float" office:value="0.36031465028338011" table:style-name="ce45">
            <text:p><text:s text:c="3"/>0.36<text:s/></text:p>
          </table:table-cell>
          <table:table-cell office:value-type="float" office:value="4.25" table:style-name="ce43">
            <text:p><text:s text:c="3"/>4.25<text:s/></text:p>
          </table:table-cell>
          <table:table-cell office:value-type="float" office:value="110" table:style-name="ce46">
            <text:p><text:s text:c="3"/>110<text:s/></text:p>
          </table:table-cell>
          <table:table-cell office:value-type="float" office:value="110" table:style-name="ce46">
            <text:p><text:s text:c="3"/>110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0221740577128478" table:style-name="ce45">
            <text:p><text:s text:c="3"/>0.20<text:s/></text:p>
          </table:table-cell>
          <table:table-cell office:value-type="float" office:value="2.39" table:style-name="ce47">
            <text:p><text:s text:c="3"/>2.39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彰化縣</text:p>
          </table:table-cell>
          <table:table-cell office:value-type="float" office:value="-396" table:style-name="ce42">
            <text:p><text:s/>－396<text:s/></text:p>
          </table:table-cell>
          <table:table-cell office:value-type="float" office:value="-0.31186234585061634" table:style-name="ce43">
            <text:p><text:s/>－0.31<text:s/></text:p>
          </table:table-cell>
          <table:table-cell office:value-type="float" office:value="-3.6819876961717934" table:style-name="ce33">
            <text:p><text:s/>－3.68<text:s/></text:p>
          </table:table-cell>
          <table:table-cell office:value-type="float" office:value="60" table:style-name="ce44">
            <text:p><text:s text:c="3"/>60<text:s/></text:p>
          </table:table-cell>
          <table:table-cell office:value-type="float" office:value="4.7259239772115949E-2" table:style-name="ce45">
            <text:p><text:s text:c="3"/>0.05<text:s/></text:p>
          </table:table-cell>
          <table:table-cell office:value-type="float" office:value="0.56000000000000005" table:style-name="ce45">
            <text:p><text:s text:c="3"/>0.56<text:s/></text:p>
          </table:table-cell>
          <table:table-cell office:value-type="float" office:value="950" table:style-name="ce44">
            <text:p><text:s text:c="3"/>950<text:s/></text:p>
          </table:table-cell>
          <table:table-cell office:value-type="float" office:value="0.74827129639183576" table:style-name="ce45">
            <text:p><text:s text:c="3"/>0.75<text:s/></text:p>
          </table:table-cell>
          <table:table-cell office:value-type="float" office:value="8.83" table:style-name="ce45">
            <text:p><text:s text:c="3"/>8.83<text:s/></text:p>
          </table:table-cell>
          <table:table-cell office:value-type="float" office:value="890" table:style-name="ce44">
            <text:p><text:s text:c="3"/>890<text:s/></text:p>
          </table:table-cell>
          <table:table-cell office:value-type="float" office:value="0.70101205661971988" table:style-name="ce45">
            <text:p><text:s text:c="3"/>0.70<text:s/></text:p>
          </table:table-cell>
          <table:table-cell office:value-type="float" office:value="8.2799999999999994" table:style-name="ce45">
            <text:p><text:s text:c="3"/>8.28<text:s/></text:p>
          </table:table-cell>
          <table:table-cell office:value-type="float" office:value="375" table:style-name="ce44">
            <text:p><text:s text:c="3"/>375<text:s/></text:p>
          </table:table-cell>
          <table:table-cell office:value-type="float" office:value="373" table:style-name="ce44">
            <text:p><text:s text:c="3"/>373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29537024857572464" table:style-name="ce45">
            <text:p><text:s text:c="3"/>0.30<text:s/></text:p>
          </table:table-cell>
          <table:table-cell office:value-type="float" office:value="3.49" table:style-name="ce43">
            <text:p><text:s text:c="3"/>3.49<text:s/></text:p>
          </table:table-cell>
          <table:table-cell office:value-type="float" office:value="207" table:style-name="ce46">
            <text:p><text:s text:c="3"/>207<text:s/></text:p>
          </table:table-cell>
          <table:table-cell office:value-type="float" office:value="206" table:style-name="ce46">
            <text:p><text:s text:c="3"/>206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6304437721380002" table:style-name="ce45">
            <text:p><text:s text:c="3"/>0.16<text:s/></text:p>
          </table:table-cell>
          <table:table-cell office:value-type="float" office:value="1.92" table:style-name="ce47">
            <text:p><text:s text:c="3"/>1.92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南投縣</text:p>
          </table:table-cell>
          <table:table-cell office:value-type="float" office:value="-323" table:style-name="ce42">
            <text:p><text:s/>－323<text:s/></text:p>
          </table:table-cell>
          <table:table-cell office:value-type="float" office:value="-0.65552743575120809" table:style-name="ce43">
            <text:p><text:s/>－0.66<text:s/></text:p>
          </table:table-cell>
          <table:table-cell office:value-type="float" office:value="-7.7394529511271655" table:style-name="ce33">
            <text:p><text:s/>－7.74<text:s/></text:p>
          </table:table-cell>
          <table:table-cell office:value-type="float" office:value="-161" table:style-name="ce44">
            <text:p><text:s/>－161<text:s/></text:p>
          </table:table-cell>
          <table:table-cell office:value-type="float" office:value="-0.32685610109395286" table:style-name="ce48">
            <text:p><text:s/>－0.33<text:s/></text:p>
          </table:table-cell>
          <table:table-cell office:value-type="float" office:value="-3.86" table:style-name="ce45">
            <text:p><text:s/>－3.86<text:s/></text:p>
          </table:table-cell>
          <table:table-cell office:value-type="float" office:value="229" table:style-name="ce44">
            <text:p><text:s text:c="3"/>229<text:s/></text:p>
          </table:table-cell>
          <table:table-cell office:value-type="float" office:value="0.46490712515847954" table:style-name="ce45">
            <text:p><text:s text:c="3"/>0.46<text:s/></text:p>
          </table:table-cell>
          <table:table-cell office:value-type="float" office:value="5.49" table:style-name="ce45">
            <text:p><text:s text:c="3"/>5.49<text:s/></text:p>
          </table:table-cell>
          <table:table-cell office:value-type="float" office:value="390" table:style-name="ce44">
            <text:p><text:s text:c="3"/>390<text:s/></text:p>
          </table:table-cell>
          <table:table-cell office:value-type="float" office:value="0.79176322625243234" table:style-name="ce45">
            <text:p><text:s text:c="3"/>0.79<text:s/></text:p>
          </table:table-cell>
          <table:table-cell office:value-type="float" office:value="9.35" table:style-name="ce45">
            <text:p><text:s text:c="3"/>9.35<text:s/></text:p>
          </table:table-cell>
          <table:table-cell office:value-type="float" office:value="176" table:style-name="ce44">
            <text:p><text:s text:c="3"/>176<text:s/></text:p>
          </table:table-cell>
          <table:table-cell office:value-type="float" office:value="174" table:style-name="ce44">
            <text:p><text:s text:c="3"/>174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35730853287289255" table:style-name="ce45">
            <text:p><text:s text:c="3"/>0.36<text:s/></text:p>
          </table:table-cell>
          <table:table-cell office:value-type="float" office:value="4.22" table:style-name="ce43">
            <text:p><text:s text:c="3"/>4.22<text:s/></text:p>
          </table:table-cell>
          <table:table-cell office:value-type="float" office:value="115" table:style-name="ce46">
            <text:p><text:s text:c="3"/>115<text:s/></text:p>
          </table:table-cell>
          <table:table-cell office:value-type="float" office:value="113" table:style-name="ce46">
            <text:p><text:s text:c="3"/>113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23346864363853775" table:style-name="ce45">
            <text:p><text:s text:c="3"/>0.23<text:s/></text:p>
          </table:table-cell>
          <table:table-cell office:value-type="float" office:value="2.76" table:style-name="ce47">
            <text:p><text:s text:c="3"/>2.76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雲林縣</text:p>
          </table:table-cell>
          <table:table-cell office:value-type="float" office:value="-377" table:style-name="ce42">
            <text:p><text:s/>－377<text:s/></text:p>
          </table:table-cell>
          <table:table-cell office:value-type="float" office:value="-0.55500513048509215" table:style-name="ce43">
            <text:p><text:s/>－0.56<text:s/></text:p>
          </table:table-cell>
          <table:table-cell office:value-type="float" office:value="-6.5526412179852827" table:style-name="ce33">
            <text:p><text:s/>－6.55<text:s/></text:p>
          </table:table-cell>
          <table:table-cell office:value-type="float" office:value="-287" table:style-name="ce44">
            <text:p><text:s/>－287<text:s/></text:p>
          </table:table-cell>
          <table:table-cell office:value-type="float" office:value="-0.42262781730403215" table:style-name="ce45">
            <text:p><text:s/>－0.42<text:s/></text:p>
          </table:table-cell>
          <table:table-cell office:value-type="float" office:value="-4.99" table:style-name="ce45">
            <text:p><text:s/>－4.99<text:s/></text:p>
          </table:table-cell>
          <table:table-cell office:value-type="float" office:value="291" table:style-name="ce44">
            <text:p><text:s text:c="3"/>291<text:s/></text:p>
          </table:table-cell>
          <table:table-cell office:value-type="float" office:value="0.42851810047203259" table:style-name="ce45">
            <text:p><text:s text:c="3"/>0.43<text:s/></text:p>
          </table:table-cell>
          <table:table-cell office:value-type="float" office:value="5.0599999999999996" table:style-name="ce45">
            <text:p><text:s text:c="3"/>5.06<text:s/></text:p>
          </table:table-cell>
          <table:table-cell office:value-type="float" office:value="578" table:style-name="ce44">
            <text:p><text:s text:c="3"/>578<text:s/></text:p>
          </table:table-cell>
          <table:table-cell office:value-type="float" office:value="0.85114591777606463" table:style-name="ce45">
            <text:p><text:s text:c="3"/>0.85<text:s/></text:p>
          </table:table-cell>
          <table:table-cell office:value-type="float" office:value="10.050000000000001" table:style-name="ce45">
            <text:p><text:s text:c="3"/>10.05<text:s/></text:p>
          </table:table-cell>
          <table:table-cell office:value-type="float" office:value="208" table:style-name="ce44">
            <text:p><text:s text:c="3"/>208<text:s/></text:p>
          </table:table-cell>
          <table:table-cell office:value-type="float" office:value="205" table:style-name="ce44">
            <text:p><text:s text:c="3"/>205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0629472473602326" table:style-name="ce45">
            <text:p><text:s text:c="3"/>0.31<text:s/></text:p>
          </table:table-cell>
          <table:table-cell office:value-type="float" office:value="3.62" table:style-name="ce43">
            <text:p><text:s text:c="3"/>3.62<text:s/></text:p>
          </table:table-cell>
          <table:table-cell office:value-type="float" office:value="126" table:style-name="ce46">
            <text:p><text:s text:c="3"/>126<text:s/></text:p>
          </table:table-cell>
          <table:table-cell office:value-type="float" office:value="126" table:style-name="ce46">
            <text:p><text:s text:c="3"/>12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8554391979201409" table:style-name="ce45">
            <text:p><text:s text:c="3"/>0.19<text:s/></text:p>
          </table:table-cell>
          <table:table-cell office:value-type="float" office:value="2.19" table:style-name="ce47">
            <text:p><text:s text:c="3"/>2.19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縣</text:p>
          </table:table-cell>
          <table:table-cell office:value-type="float" office:value="-315" table:style-name="ce42">
            <text:p><text:s/>－315<text:s/></text:p>
          </table:table-cell>
          <table:table-cell office:value-type="float" office:value="-0.62847657278756297" table:style-name="ce43">
            <text:p><text:s/>－0.63<text:s/></text:p>
          </table:table-cell>
          <table:table-cell office:value-type="float" office:value="-7.4200782464596138" table:style-name="ce33">
            <text:p><text:s/>－7.42<text:s/></text:p>
          </table:table-cell>
          <table:table-cell office:value-type="float" office:value="-216" table:style-name="ce44">
            <text:p><text:s/>－216<text:s/></text:p>
          </table:table-cell>
          <table:table-cell office:value-type="float" office:value="-0.43109082944070953" table:style-name="ce45">
            <text:p><text:s/>－0.43<text:s/></text:p>
          </table:table-cell>
          <table:table-cell office:value-type="float" office:value="-5.09" table:style-name="ce45">
            <text:p><text:s/>－5.09<text:s/></text:p>
          </table:table-cell>
          <table:table-cell office:value-type="float" office:value="234" table:style-name="ce44">
            <text:p><text:s text:c="3"/>234<text:s/></text:p>
          </table:table-cell>
          <table:table-cell office:value-type="float" office:value="0.46701506522743536" table:style-name="ce45">
            <text:p><text:s text:c="3"/>0.47<text:s/></text:p>
          </table:table-cell>
          <table:table-cell office:value-type="float" office:value="5.51" table:style-name="ce45">
            <text:p><text:s text:c="3"/>5.51<text:s/></text:p>
          </table:table-cell>
          <table:table-cell office:value-type="float" office:value="450" table:style-name="ce44">
            <text:p><text:s text:c="3"/>450<text:s/></text:p>
          </table:table-cell>
          <table:table-cell office:value-type="float" office:value="0.89810589466814483" table:style-name="ce45">
            <text:p><text:s text:c="3"/>0.90<text:s/></text:p>
          </table:table-cell>
          <table:table-cell office:value-type="float" office:value="10.6" table:style-name="ce45">
            <text:p><text:s text:c="3"/>10.60<text:s/></text:p>
          </table:table-cell>
          <table:table-cell office:value-type="float" office:value="151" table:style-name="ce44">
            <text:p><text:s text:c="3"/>151<text:s/></text:p>
          </table:table-cell>
          <table:table-cell office:value-type="float" office:value="151" table:style-name="ce44">
            <text:p><text:s text:c="3"/>151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30136442243308859" table:style-name="ce45">
            <text:p><text:s text:c="3"/>0.30<text:s/></text:p>
          </table:table-cell>
          <table:table-cell office:value-type="float" office:value="3.56" table:style-name="ce43">
            <text:p><text:s text:c="3"/>3.56<text:s/></text:p>
          </table:table-cell>
          <table:table-cell office:value-type="float" office:value="97" table:style-name="ce46">
            <text:p><text:s text:c="3"/>97<text:s/></text:p>
          </table:table-cell>
          <table:table-cell office:value-type="float" office:value="97" table:style-name="ce46">
            <text:p><text:s text:c="3"/>97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9359171507291123" table:style-name="ce45">
            <text:p><text:s text:c="3"/>0.19<text:s/></text:p>
          </table:table-cell>
          <table:table-cell office:value-type="float" office:value="2.29" table:style-name="ce47">
            <text:p><text:s text:c="3"/>2.29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屏東縣</text:p>
          </table:table-cell>
          <table:table-cell office:value-type="float" office:value="-422" table:style-name="ce42">
            <text:p><text:s/>－422<text:s/></text:p>
          </table:table-cell>
          <table:table-cell office:value-type="float" office:value="-0.51729062294294237" table:style-name="ce43">
            <text:p><text:s/>－0.52<text:s/></text:p>
          </table:table-cell>
          <table:table-cell office:value-type="float" office:value="-6.107366709584416" table:style-name="ce33">
            <text:p><text:s/>－6.11<text:s/></text:p>
          </table:table-cell>
          <table:table-cell office:value-type="float" office:value="-338" table:style-name="ce44">
            <text:p><text:s/>－338<text:s/></text:p>
          </table:table-cell>
          <table:table-cell office:value-type="float" office:value="-0.41443001159913584" table:style-name="ce45">
            <text:p><text:s/>－0.41<text:s/></text:p>
          </table:table-cell>
          <table:table-cell office:value-type="float" office:value="-4.8899999999999997" table:style-name="ce45">
            <text:p><text:s/>－4.89<text:s/></text:p>
          </table:table-cell>
          <table:table-cell office:value-type="float" office:value="354" table:style-name="ce44">
            <text:p><text:s text:c="3"/>354<text:s/></text:p>
          </table:table-cell>
          <table:table-cell office:value-type="float" office:value="0.43404800031388785" table:style-name="ce45">
            <text:p><text:s text:c="3"/>0.43<text:s/></text:p>
          </table:table-cell>
          <table:table-cell office:value-type="float" office:value="5.12" table:style-name="ce45">
            <text:p><text:s text:c="3"/>5.12<text:s/></text:p>
          </table:table-cell>
          <table:table-cell office:value-type="float" office:value="692" table:style-name="ce44">
            <text:p><text:s text:c="3"/>692<text:s/></text:p>
          </table:table-cell>
          <table:table-cell office:value-type="float" office:value="0.84847801191302363" table:style-name="ce45">
            <text:p><text:s text:c="3"/>0.85<text:s/></text:p>
          </table:table-cell>
          <table:table-cell office:value-type="float" office:value="10.02" table:style-name="ce45">
            <text:p><text:s text:c="3"/>10.02<text:s/></text:p>
          </table:table-cell>
          <table:table-cell office:value-type="float" office:value="285" table:style-name="ce44">
            <text:p><text:s text:c="3"/>285<text:s/></text:p>
          </table:table-cell>
          <table:table-cell office:value-type="float" office:value="276" table:style-name="ce44">
            <text:p><text:s text:c="3"/>276<text:s/></text:p>
          </table:table-cell>
          <table:table-cell office:value-type="float" office:value="9" table:style-name="ce46">
            <text:p><text:s text:c="3"/>9<text:s/></text:p>
          </table:table-cell>
          <table:table-cell office:value-type="float" office:value="0.34944542398151984" table:style-name="ce45">
            <text:p><text:s text:c="3"/>0.35<text:s/></text:p>
          </table:table-cell>
          <table:table-cell office:value-type="float" office:value="4.13" table:style-name="ce43">
            <text:p><text:s text:c="3"/>4.13<text:s/></text:p>
          </table:table-cell>
          <table:table-cell office:value-type="float" office:value="202" table:style-name="ce46">
            <text:p><text:s text:c="3"/>202<text:s/></text:p>
          </table:table-cell>
          <table:table-cell office:value-type="float" office:value="199" table:style-name="ce46">
            <text:p><text:s text:c="3"/>199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24767710752374389" table:style-name="ce45">
            <text:p><text:s text:c="3"/>0.25<text:s/></text:p>
          </table:table-cell>
          <table:table-cell office:value-type="float" office:value="2.92" table:style-name="ce47">
            <text:p><text:s text:c="3"/>2.92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臺東縣</text:p>
          </table:table-cell>
          <table:table-cell office:value-type="float" office:value="-172" table:style-name="ce42">
            <text:p><text:s/>－172<text:s/></text:p>
          </table:table-cell>
          <table:table-cell office:value-type="float" office:value="-0.79651755117162171" table:style-name="ce43">
            <text:p><text:s/>－0.80<text:s/></text:p>
          </table:table-cell>
          <table:table-cell office:value-type="float" office:value="-9.4040459267359218" table:style-name="ce33">
            <text:p><text:s/>－9.40<text:s/></text:p>
          </table:table-cell>
          <table:table-cell office:value-type="float" office:value="-116" table:style-name="ce44">
            <text:p><text:s/>－116<text:s/></text:p>
          </table:table-cell>
          <table:table-cell office:value-type="float" office:value="-0.53740027981876637" table:style-name="ce45">
            <text:p><text:s/>－0.54<text:s/></text:p>
          </table:table-cell>
          <table:table-cell office:value-type="float" office:value="-6.34" table:style-name="ce45">
            <text:p><text:s/>－6.34<text:s/></text:p>
          </table:table-cell>
          <table:table-cell office:value-type="float" office:value="104" table:style-name="ce44">
            <text:p><text:s text:c="3"/>104<text:s/></text:p>
          </table:table-cell>
          <table:table-cell office:value-type="float" office:value="0.48180714742372155" table:style-name="ce45">
            <text:p><text:s text:c="3"/>0.48<text:s/></text:p>
          </table:table-cell>
          <table:table-cell office:value-type="float" office:value="5.69" table:style-name="ce45">
            <text:p><text:s text:c="3"/>5.69<text:s/></text:p>
          </table:table-cell>
          <table:table-cell office:value-type="float" office:value="220" table:style-name="ce44">
            <text:p><text:s text:c="3"/>220<text:s/></text:p>
          </table:table-cell>
          <table:table-cell office:value-type="float" office:value="1.019207427242488" table:style-name="ce45">
            <text:p><text:s text:c="3"/>1.02<text:s/></text:p>
          </table:table-cell>
          <table:table-cell office:value-type="float" office:value="12.03" table:style-name="ce45">
            <text:p><text:s text:c="3"/>12.03<text:s/></text:p>
          </table:table-cell>
          <table:table-cell office:value-type="float" office:value="82" table:style-name="ce44">
            <text:p><text:s text:c="3"/>82<text:s/></text:p>
          </table:table-cell>
          <table:table-cell office:value-type="float" office:value="82" table:style-name="ce44">
            <text:p><text:s text:c="3"/>82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37988640469947277" table:style-name="ce45">
            <text:p><text:s text:c="3"/>0.38<text:s/></text:p>
          </table:table-cell>
          <table:table-cell office:value-type="float" office:value="4.49" table:style-name="ce43">
            <text:p><text:s text:c="3"/>4.49<text:s/></text:p>
          </table:table-cell>
          <table:table-cell office:value-type="float" office:value="54" table:style-name="ce46">
            <text:p><text:s text:c="3"/>54<text:s/></text:p>
          </table:table-cell>
          <table:table-cell office:value-type="float" office:value="53" table:style-name="ce46">
            <text:p><text:s text:c="3"/>53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5016909577770158" table:style-name="ce45">
            <text:p><text:s text:c="3"/>0.25<text:s/></text:p>
          </table:table-cell>
          <table:table-cell office:value-type="float" office:value="2.95" table:style-name="ce47">
            <text:p><text:s text:c="3"/>2.9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花蓮縣</text:p>
          </table:table-cell>
          <table:table-cell office:value-type="float" office:value="-213" table:style-name="ce42">
            <text:p><text:s/>－213<text:s/></text:p>
          </table:table-cell>
          <table:table-cell office:value-type="float" office:value="-0.65483858075266477" table:style-name="ce43">
            <text:p><text:s/>－0.65<text:s/></text:p>
          </table:table-cell>
          <table:table-cell office:value-type="float" office:value="-7.7313200179185584" table:style-name="ce33">
            <text:p><text:s/>－7.73<text:s/></text:p>
          </table:table-cell>
          <table:table-cell office:value-type="float" office:value="-69" table:style-name="ce44">
            <text:p><text:s/>－69<text:s/></text:p>
          </table:table-cell>
          <table:table-cell office:value-type="float" office:value="-0.21220028631661822" table:style-name="ce45">
            <text:p><text:s/>－0.21<text:s/></text:p>
          </table:table-cell>
          <table:table-cell office:value-type="float" office:value="-2.5099999999999998" table:style-name="ce45">
            <text:p><text:s/>－2.51<text:s/></text:p>
          </table:table-cell>
          <table:table-cell office:value-type="float" office:value="186" table:style-name="ce44">
            <text:p><text:s text:c="3"/>186<text:s/></text:p>
          </table:table-cell>
          <table:table-cell office:value-type="float" office:value="0.57201816311436204" table:style-name="ce45">
            <text:p><text:s text:c="3"/>0.57<text:s/></text:p>
          </table:table-cell>
          <table:table-cell office:value-type="float" office:value="6.75" table:style-name="ce45">
            <text:p><text:s text:c="3"/>6.75<text:s/></text:p>
          </table:table-cell>
          <table:table-cell office:value-type="float" office:value="255" table:style-name="ce44">
            <text:p><text:s text:c="3"/>255<text:s/></text:p>
          </table:table-cell>
          <table:table-cell office:value-type="float" office:value="0.78421844943098029" table:style-name="ce45">
            <text:p><text:s text:c="3"/>0.78<text:s/></text:p>
          </table:table-cell>
          <table:table-cell office:value-type="float" office:value="9.26" table:style-name="ce45">
            <text:p><text:s text:c="3"/>9.26<text:s/></text:p>
          </table:table-cell>
          <table:table-cell office:value-type="float" office:value="127" table:style-name="ce44">
            <text:p><text:s text:c="3"/>127<text:s/></text:p>
          </table:table-cell>
          <table:table-cell office:value-type="float" office:value="122" table:style-name="ce44">
            <text:p><text:s text:c="3"/>122<text:s/></text:p>
          </table:table-cell>
          <table:table-cell office:value-type="float" office:value="5" table:style-name="ce46">
            <text:p><text:s text:c="3"/>5<text:s/></text:p>
          </table:table-cell>
          <table:table-cell office:value-type="float" office:value="0.39057154148131173" table:style-name="ce45">
            <text:p><text:s text:c="3"/>0.39<text:s/></text:p>
          </table:table-cell>
          <table:table-cell office:value-type="float" office:value="4.6100000000000003" table:style-name="ce43">
            <text:p><text:s text:c="3"/>4.61<text:s/></text:p>
          </table:table-cell>
          <table:table-cell office:value-type="float" office:value="106" table:style-name="ce46">
            <text:p><text:s text:c="3"/>106<text:s/></text:p>
          </table:table-cell>
          <table:table-cell office:value-type="float" office:value="105" table:style-name="ce46">
            <text:p><text:s text:c="3"/>105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32598884564581926" table:style-name="ce45">
            <text:p><text:s text:c="3"/>0.33<text:s/></text:p>
          </table:table-cell>
          <table:table-cell office:value-type="float" office:value="3.85" table:style-name="ce47">
            <text:p><text:s text:c="3"/>3.8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澎湖縣</text:p>
          </table:table-cell>
          <table:table-cell office:value-type="float" office:value="146" table:style-name="ce42">
            <text:p><text:s text:c="3"/>146<text:s/></text:p>
          </table:table-cell>
          <table:table-cell office:value-type="float" office:value="1.3901054956773431" table:style-name="ce43">
            <text:p><text:s text:c="3"/>1.39<text:s/></text:p>
          </table:table-cell>
          <table:table-cell office:value-type="float" office:value="16.412213271545404" table:style-name="ce33">
            <text:p><text:s text:c="3"/>16.41<text:s/></text:p>
          </table:table-cell>
          <table:table-cell office:value-type="float" office:value="-13" table:style-name="ce44">
            <text:p><text:s/>－13<text:s/></text:p>
          </table:table-cell>
          <table:table-cell office:value-type="float" office:value="-0.12369054528501157" table:style-name="ce45">
            <text:p><text:s/>－0.12<text:s/></text:p>
          </table:table-cell>
          <table:table-cell office:value-type="float" office:value="-1.46" table:style-name="ce45">
            <text:p><text:s/>－1.46<text:s/></text:p>
          </table:table-cell>
          <table:table-cell office:value-type="float" office:value="69" table:style-name="ce44">
            <text:p><text:s text:c="3"/>69<text:s/></text:p>
          </table:table-cell>
          <table:table-cell office:value-type="float" office:value="0.65651135574352293" table:style-name="ce45">
            <text:p><text:s text:c="3"/>0.66<text:s/></text:p>
          </table:table-cell>
          <table:table-cell office:value-type="float" office:value="7.75" table:style-name="ce45">
            <text:p><text:s text:c="3"/>7.75<text:s/></text:p>
          </table:table-cell>
          <table:table-cell office:value-type="float" office:value="82" table:style-name="ce44">
            <text:p><text:s text:c="3"/>82<text:s/></text:p>
          </table:table-cell>
          <table:table-cell office:value-type="float" office:value="0.78020190102853448" table:style-name="ce45">
            <text:p><text:s text:c="3"/>0.78<text:s/></text:p>
          </table:table-cell>
          <table:table-cell office:value-type="float" office:value="9.2100000000000009" table:style-name="ce45">
            <text:p><text:s text:c="3"/>9.21<text:s/></text:p>
          </table:table-cell>
          <table:table-cell office:value-type="float" office:value="45" table:style-name="ce44">
            <text:p><text:s text:c="3"/>45<text:s/></text:p>
          </table:table-cell>
          <table:table-cell office:value-type="float" office:value="45" table:style-name="ce44">
            <text:p><text:s text:c="3"/>45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42815957983273234" table:style-name="ce45">
            <text:p><text:s text:c="3"/>0.43<text:s/></text:p>
          </table:table-cell>
          <table:table-cell office:value-type="float" office:value="5.0599999999999996" table:style-name="ce43">
            <text:p><text:s text:c="3"/>5.06<text:s/></text:p>
          </table:table-cell>
          <table:table-cell office:value-type="float" office:value="20" table:style-name="ce46">
            <text:p><text:s text:c="3"/>20<text:s/></text:p>
          </table:table-cell>
          <table:table-cell office:value-type="float" office:value="20" table:style-name="ce46">
            <text:p><text:s text:c="3"/>20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9029314659232549" table:style-name="ce45">
            <text:p><text:s text:c="3"/>0.19<text:s/></text:p>
          </table:table-cell>
          <table:table-cell office:value-type="float" office:value="2.25" table:style-name="ce47">
            <text:p><text:s text:c="3"/>2.25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41">
            <text:p>基隆市</text:p>
          </table:table-cell>
          <table:table-cell office:value-type="float" office:value="-156" table:style-name="ce42">
            <text:p><text:s/>－156<text:s/></text:p>
          </table:table-cell>
          <table:table-cell office:value-type="float" office:value="-0.42330569183345634" table:style-name="ce43">
            <text:p><text:s/>－0.42<text:s/></text:p>
          </table:table-cell>
          <table:table-cell office:value-type="float" office:value="-4.9977381680982269" table:style-name="ce33">
            <text:p><text:s/>－5.00<text:s/></text:p>
          </table:table-cell>
          <table:table-cell office:value-type="float" office:value="-122" table:style-name="ce44">
            <text:p><text:s/>－122<text:s/></text:p>
          </table:table-cell>
          <table:table-cell office:value-type="float" office:value="-0.33111684081964987" table:style-name="ce45">
            <text:p><text:s/>－0.33<text:s/></text:p>
          </table:table-cell>
          <table:table-cell office:value-type="float" office:value="-3.91" table:style-name="ce45">
            <text:p><text:s/>－3.91<text:s/></text:p>
          </table:table-cell>
          <table:table-cell office:value-type="float" office:value="147" table:style-name="ce44">
            <text:p><text:s text:c="3"/>147<text:s/></text:p>
          </table:table-cell>
          <table:table-cell office:value-type="float" office:value="0.39896865246302077" table:style-name="ce45">
            <text:p><text:s text:c="3"/>0.40<text:s/></text:p>
          </table:table-cell>
          <table:table-cell office:value-type="float" office:value="4.71" table:style-name="ce45">
            <text:p><text:s text:c="3"/>4.71<text:s/></text:p>
          </table:table-cell>
          <table:table-cell office:value-type="float" office:value="269" table:style-name="ce44">
            <text:p><text:s text:c="3"/>269<text:s/></text:p>
          </table:table-cell>
          <table:table-cell office:value-type="float" office:value="0.73008549328267069" table:style-name="ce45">
            <text:p><text:s text:c="3"/>0.73<text:s/></text:p>
          </table:table-cell>
          <table:table-cell office:value-type="float" office:value="8.6199999999999992" table:style-name="ce45">
            <text:p><text:s text:c="3"/>8.62<text:s/></text:p>
          </table:table-cell>
          <table:table-cell office:value-type="float" office:value="114" table:style-name="ce44">
            <text:p><text:s text:c="3"/>114<text:s/></text:p>
          </table:table-cell>
          <table:table-cell office:value-type="float" office:value="112" table:style-name="ce44">
            <text:p><text:s text:c="3"/>112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30940426109377123" table:style-name="ce45">
            <text:p><text:s text:c="3"/>0.31<text:s/></text:p>
          </table:table-cell>
          <table:table-cell office:value-type="float" office:value="3.65" table:style-name="ce43">
            <text:p><text:s text:c="3"/>3.65<text:s/></text:p>
          </table:table-cell>
          <table:table-cell office:value-type="float" office:value="75" table:style-name="ce46">
            <text:p><text:s text:c="3"/>75<text:s/></text:p>
          </table:table-cell>
          <table:table-cell office:value-type="float" office:value="75" table:style-name="ce46">
            <text:p><text:s text:c="3"/>75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0355543493011263" table:style-name="ce45">
            <text:p><text:s text:c="3"/>0.20<text:s/></text:p>
          </table:table-cell>
          <table:table-cell office:value-type="float" office:value="2.4" table:style-name="ce47">
            <text:p><text:s text:c="3"/>2.40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新竹市</text:p>
          </table:table-cell>
          <table:table-cell office:value-type="float" office:value="92" table:style-name="ce42">
            <text:p><text:s text:c="3"/>92<text:s/></text:p>
          </table:table-cell>
          <table:table-cell office:value-type="float" office:value="0.20443490414891749" table:style-name="ce43">
            <text:p><text:s text:c="3"/>0.20<text:s/></text:p>
          </table:table-cell>
          <table:table-cell office:value-type="float" office:value="2.4136508038227036" table:style-name="ce33">
            <text:p><text:s text:c="3"/>2.41<text:s/></text:p>
          </table:table-cell>
          <table:table-cell office:value-type="float" office:value="57" table:style-name="ce44">
            <text:p><text:s text:c="3"/>57<text:s/></text:p>
          </table:table-cell>
          <table:table-cell office:value-type="float" office:value="0.12664781021492355" table:style-name="ce45">
            <text:p><text:s text:c="3"/>0.13<text:s/></text:p>
          </table:table-cell>
          <table:table-cell office:value-type="float" office:value="1.5" table:style-name="ce45">
            <text:p><text:s text:c="3"/>1.50<text:s/></text:p>
          </table:table-cell>
          <table:table-cell office:value-type="float" office:value="273" table:style-name="ce44">
            <text:p><text:s text:c="3"/>273<text:s/></text:p>
          </table:table-cell>
          <table:table-cell office:value-type="float" office:value="0.60657635418726541" table:style-name="ce45">
            <text:p><text:s text:c="3"/>0.61<text:s/></text:p>
          </table:table-cell>
          <table:table-cell office:value-type="float" office:value="7.16" table:style-name="ce45">
            <text:p><text:s text:c="3"/>7.16<text:s/></text:p>
          </table:table-cell>
          <table:table-cell office:value-type="float" office:value="216" table:style-name="ce44">
            <text:p><text:s text:c="3"/>216<text:s/></text:p>
          </table:table-cell>
          <table:table-cell office:value-type="float" office:value="0.47992854397234191" table:style-name="ce45">
            <text:p><text:s text:c="3"/>0.48<text:s/></text:p>
          </table:table-cell>
          <table:table-cell office:value-type="float" office:value="5.67" table:style-name="ce45">
            <text:p><text:s text:c="3"/>5.67<text:s/></text:p>
          </table:table-cell>
          <table:table-cell office:value-type="float" office:value="163" table:style-name="ce44">
            <text:p><text:s text:c="3"/>163<text:s/></text:p>
          </table:table-cell>
          <table:table-cell office:value-type="float" office:value="160" table:style-name="ce44">
            <text:p><text:s text:c="3"/>160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6216829938653583" table:style-name="ce45">
            <text:p><text:s text:c="3"/>0.36<text:s/></text:p>
          </table:table-cell>
          <table:table-cell office:value-type="float" office:value="4.28" table:style-name="ce43">
            <text:p><text:s text:c="3"/>4.28<text:s/></text:p>
          </table:table-cell>
          <table:table-cell office:value-type="float" office:value="95" table:style-name="ce46">
            <text:p><text:s text:c="3"/>95<text:s/></text:p>
          </table:table-cell>
          <table:table-cell office:value-type="float" office:value="94" table:style-name="ce46">
            <text:p><text:s text:c="3"/>94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1107968369153926" table:style-name="ce45">
            <text:p><text:s text:c="3"/>0.21<text:s/></text:p>
          </table:table-cell>
          <table:table-cell office:value-type="float" office:value="2.4900000000000002" table:style-name="ce47">
            <text:p><text:s text:c="3"/>2.49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市</text:p>
          </table:table-cell>
          <table:table-cell office:value-type="float" office:value="-201" table:style-name="ce42">
            <text:p><text:s/>－201<text:s/></text:p>
          </table:table-cell>
          <table:table-cell office:value-type="float" office:value="-0.75271313765288317" table:style-name="ce43">
            <text:p><text:s/>－0.75<text:s/></text:p>
          </table:table-cell>
          <table:table-cell office:value-type="float" office:value="-8.8868712380953312" table:style-name="ce33">
            <text:p><text:s/>－8.89<text:s/></text:p>
          </table:table-cell>
          <table:table-cell office:value-type="float" office:value="-85" table:style-name="ce44">
            <text:p><text:s/>－85<text:s/></text:p>
          </table:table-cell>
          <table:table-cell office:value-type="float" office:value="-0.31843136961078322" table:style-name="ce45">
            <text:p><text:s/>－0.32<text:s/></text:p>
          </table:table-cell>
          <table:table-cell office:value-type="float" office:value="-3.76" table:style-name="ce45">
            <text:p><text:s/>－3.76<text:s/></text:p>
          </table:table-cell>
          <table:table-cell office:value-type="float" office:value="107" table:style-name="ce44">
            <text:p><text:s text:c="3"/>107<text:s/></text:p>
          </table:table-cell>
          <table:table-cell office:value-type="float" office:value="0.40084890056886824" table:style-name="ce45">
            <text:p><text:s text:c="3"/>0.40<text:s/></text:p>
          </table:table-cell>
          <table:table-cell office:value-type="float" office:value="4.7300000000000004" table:style-name="ce45">
            <text:p><text:s text:c="3"/>4.73<text:s/></text:p>
          </table:table-cell>
          <table:table-cell office:value-type="float" office:value="192" table:style-name="ce44">
            <text:p><text:s text:c="3"/>192<text:s/></text:p>
          </table:table-cell>
          <table:table-cell office:value-type="float" office:value="0.71928027017965157" table:style-name="ce45">
            <text:p><text:s text:c="3"/>0.72<text:s/></text:p>
          </table:table-cell>
          <table:table-cell office:value-type="float" office:value="8.49" table:style-name="ce45">
            <text:p><text:s text:c="3"/>8.49<text:s/></text:p>
          </table:table-cell>
          <table:table-cell office:value-type="float" office:value="85" table:style-name="ce44">
            <text:p><text:s text:c="3"/>85<text:s/></text:p>
          </table:table-cell>
          <table:table-cell office:value-type="float" office:value="80" table:style-name="ce44">
            <text:p><text:s text:c="3"/>80<text:s/></text:p>
          </table:table-cell>
          <table:table-cell office:value-type="float" office:value="5" table:style-name="ce46">
            <text:p><text:s text:c="3"/>5<text:s/></text:p>
          </table:table-cell>
          <table:table-cell office:value-type="float" office:value="0.31843136961078322" table:style-name="ce45">
            <text:p><text:s text:c="3"/>0.32<text:s/></text:p>
          </table:table-cell>
          <table:table-cell office:value-type="float" office:value="3.76" table:style-name="ce43">
            <text:p><text:s text:c="3"/>3.76<text:s/></text:p>
          </table:table-cell>
          <table:table-cell office:value-type="float" office:value="54" table:style-name="ce46">
            <text:p><text:s text:c="3"/>54<text:s/></text:p>
          </table:table-cell>
          <table:table-cell office:value-type="float" office:value="54" table:style-name="ce46">
            <text:p><text:s text:c="3"/>5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0229757598802697" table:style-name="ce45">
            <text:p><text:s text:c="3"/>0.20<text:s/></text:p>
          </table:table-cell>
          <table:table-cell office:value-type="float" office:value="2.39" table:style-name="ce47">
            <text:p><text:s text:c="3"/>2.39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114" table:style-name="ce31">
            <text:p><text:s text:c="3"/>114<text:s/></text:p>
          </table:table-cell>
          <table:table-cell office:value-type="float" office:value="0.74687002496118238" table:style-name="ce32">
            <text:p><text:s text:c="3"/>0.75<text:s/></text:p>
          </table:table-cell>
          <table:table-cell office:value-type="float" office:value="8.8178848108320249" table:style-name="ce33">
            <text:p><text:s text:c="3"/>8.82<text:s/></text:p>
          </table:table-cell>
          <table:table-cell office:value-type="float" office:value="31" table:style-name="ce37">
            <text:p><text:s text:c="3"/>31<text:s/></text:p>
          </table:table-cell>
          <table:table-cell office:value-type="float" office:value="0.20302041992481695" table:style-name="ce36">
            <text:p><text:s text:c="3"/>0.20<text:s/></text:p>
          </table:table-cell>
          <table:table-cell office:value-type="float" office:value="2.4" table:style-name="ce36">
            <text:p><text:s text:c="3"/>2.40<text:s/></text:p>
          </table:table-cell>
          <table:table-cell office:value-type="float" office:value="86" table:style-name="ce37">
            <text:p><text:s text:c="3"/>86<text:s/></text:p>
          </table:table-cell>
          <table:table-cell office:value-type="float" office:value="0.56321793914626639" table:style-name="ce36">
            <text:p><text:s text:c="3"/>0.56<text:s/></text:p>
          </table:table-cell>
          <table:table-cell office:value-type="float" office:value="6.65" table:style-name="ce36">
            <text:p><text:s text:c="3"/>6.65<text:s/></text:p>
          </table:table-cell>
          <table:table-cell office:value-type="float" office:value="55" table:style-name="ce37">
            <text:p><text:s text:c="3"/>55<text:s/></text:p>
          </table:table-cell>
          <table:table-cell office:value-type="float" office:value="0.36019751922144944" table:style-name="ce36">
            <text:p><text:s text:c="3"/>0.36<text:s/></text:p>
          </table:table-cell>
          <table:table-cell office:value-type="float" office:value="4.25" table:style-name="ce36">
            <text:p><text:s text:c="3"/>4.25<text:s/></text:p>
          </table:table-cell>
          <table:table-cell office:value-type="float" office:value="37" table:style-name="ce37">
            <text:p><text:s text:c="3"/>37<text:s/></text:p>
          </table:table-cell>
          <table:table-cell office:value-type="float" office:value="36" table:style-name="ce37">
            <text:p><text:s text:c="3"/>36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24231469474897507" table:style-name="ce36">
            <text:p><text:s text:c="3"/>0.24<text:s/></text:p>
          </table:table-cell>
          <table:table-cell office:value-type="float" office:value="2.86" table:style-name="ce32">
            <text:p><text:s text:c="3"/>2.86<text:s/></text:p>
          </table:table-cell>
          <table:table-cell office:value-type="float" office:value="25" table:style-name="ce38">
            <text:p><text:s text:c="3"/>25<text:s/></text:p>
          </table:table-cell>
          <table:table-cell office:value-type="float" office:value="25" table:style-name="ce38">
            <text:p><text:s text:c="3"/>25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6372614510065883" table:style-name="ce36">
            <text:p><text:s text:c="3"/>0.16<text:s/></text:p>
          </table:table-cell>
          <table:table-cell office:value-type="float" office:value="1.93" table:style-name="ce40">
            <text:p><text:s text:c="3"/>1.93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1">
            <text:p>金門縣</text:p>
          </table:table-cell>
          <table:table-cell office:value-type="float" office:value="40" table:style-name="ce42">
            <text:p><text:s text:c="3"/>40<text:s/></text:p>
          </table:table-cell>
          <table:table-cell office:value-type="float" office:value="0.28655758374645385" table:style-name="ce43">
            <text:p><text:s text:c="3"/>0.29<text:s/></text:p>
          </table:table-cell>
          <table:table-cell office:value-type="float" office:value="3.3832282468129713" table:style-name="ce33">
            <text:p><text:s text:c="3"/>3.38<text:s/></text:p>
          </table:table-cell>
          <table:table-cell office:value-type="float" office:value="26" table:style-name="ce44">
            <text:p><text:s text:c="3"/>26<text:s/></text:p>
          </table:table-cell>
          <table:table-cell office:value-type="float" office:value="0.1862357458025328" table:style-name="ce45">
            <text:p><text:s text:c="3"/>0.19<text:s/></text:p>
          </table:table-cell>
          <table:table-cell office:value-type="float" office:value="2.2000000000000002" table:style-name="ce45">
            <text:p><text:s text:c="3"/>2.20<text:s/></text:p>
          </table:table-cell>
          <table:table-cell office:value-type="float" office:value="76" table:style-name="ce44">
            <text:p><text:s text:c="3"/>76<text:s/></text:p>
          </table:table-cell>
          <table:table-cell office:value-type="float" office:value="0.54438141080740354" table:style-name="ce45">
            <text:p><text:s text:c="3"/>0.54<text:s/></text:p>
          </table:table-cell>
          <table:table-cell office:value-type="float" office:value="6.43" table:style-name="ce45">
            <text:p><text:s text:c="3"/>6.43<text:s/></text:p>
          </table:table-cell>
          <table:table-cell office:value-type="float" office:value="50" table:style-name="ce44">
            <text:p><text:s text:c="3"/>50<text:s/></text:p>
          </table:table-cell>
          <table:table-cell office:value-type="float" office:value="0.35814566500487077" table:style-name="ce45">
            <text:p><text:s text:c="3"/>0.36<text:s/></text:p>
          </table:table-cell>
          <table:table-cell office:value-type="float" office:value="4.2300000000000004" table:style-name="ce45">
            <text:p><text:s text:c="3"/>4.23<text:s/></text:p>
          </table:table-cell>
          <table:table-cell office:value-type="float" office:value="31" table:style-name="ce44">
            <text:p><text:s text:c="3"/>31<text:s/></text:p>
          </table:table-cell>
          <table:table-cell office:value-type="float" office:value="30" table:style-name="ce44">
            <text:p><text:s text:c="3"/>30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2205031230301989" table:style-name="ce45">
            <text:p><text:s text:c="3"/>0.22<text:s/></text:p>
          </table:table-cell>
          <table:table-cell office:value-type="float" office:value="2.62" table:style-name="ce43">
            <text:p><text:s text:c="3"/>2.62<text:s/></text:p>
          </table:table-cell>
          <table:table-cell office:value-type="float" office:value="24" table:style-name="ce46">
            <text:p><text:s text:c="3"/>24<text:s/></text:p>
          </table:table-cell>
          <table:table-cell office:value-type="float" office:value="24" table:style-name="ce46">
            <text:p><text:s text:c="3"/>2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7190991920233797" table:style-name="ce45">
            <text:p><text:s text:c="3"/>0.17<text:s/></text:p>
          </table:table-cell>
          <table:table-cell office:value-type="float" office:value="2.0299999999999998" table:style-name="ce47">
            <text:p><text:s text:c="3"/>2.03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9">
            <text:p>連江縣</text:p>
          </table:table-cell>
          <table:table-cell office:value-type="float" office:value="74" table:style-name="ce50">
            <text:p><text:s text:c="3"/>74<text:s/></text:p>
          </table:table-cell>
          <table:table-cell office:value-type="float" office:value="5.6709326385163612" table:style-name="ce51">
            <text:p><text:s text:c="3"/>5.67<text:s/></text:p>
          </table:table-cell>
          <table:table-cell office:value-type="float" office:value="66.953591796677046" table:style-name="ce52">
            <text:p><text:s text:c="3"/>66.95<text:s/></text:p>
          </table:table-cell>
          <table:table-cell office:value-type="float" office:value="5" table:style-name="ce53">
            <text:p><text:s text:c="3"/>5<text:s/></text:p>
          </table:table-cell>
          <table:table-cell office:value-type="float" office:value="0.38208772734219776" table:style-name="ce54">
            <text:p><text:s text:c="3"/>0.38<text:s/></text:p>
          </table:table-cell>
          <table:table-cell office:value-type="float" office:value="4.51" table:style-name="ce54">
            <text:p><text:s text:c="3"/>4.51<text:s/></text:p>
          </table:table-cell>
          <table:table-cell office:value-type="float" office:value="10" table:style-name="ce53">
            <text:p><text:s text:c="3"/>10<text:s/></text:p>
          </table:table-cell>
          <table:table-cell office:value-type="float" office:value="0.76417545468439552" table:style-name="ce54">
            <text:p><text:s text:c="3"/>0.76<text:s/></text:p>
          </table:table-cell>
          <table:table-cell office:value-type="float" office:value="9.02" table:style-name="ce54">
            <text:p><text:s text:c="3"/>9.02<text:s/></text:p>
          </table:table-cell>
          <table:table-cell office:value-type="float" office:value="5" table:style-name="ce53">
            <text:p><text:s text:c="3"/>5<text:s/></text:p>
          </table:table-cell>
          <table:table-cell office:value-type="float" office:value="0.38208772734219776" table:style-name="ce54">
            <text:p><text:s text:c="3"/>0.38<text:s/></text:p>
          </table:table-cell>
          <table:table-cell office:value-type="float" office:value="4.51" table:style-name="ce54">
            <text:p><text:s text:c="3"/>4.51<text:s/></text:p>
          </table:table-cell>
          <table:table-cell office:value-type="float" office:value="6" table:style-name="ce53">
            <text:p><text:s text:c="3"/>6<text:s/></text:p>
          </table:table-cell>
          <table:table-cell office:value-type="float" office:value="6" table:style-name="ce53">
            <text:p><text:s text:c="3"/>6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0.4585052728106373" table:style-name="ce54">
            <text:p><text:s text:c="3"/>0.46<text:s/></text:p>
          </table:table-cell>
          <table:table-cell office:value-type="float" office:value="5.41" table:style-name="ce51">
            <text:p><text:s text:c="3"/>5.41<text:s/></text:p>
          </table:table-cell>
          <table:table-cell office:value-type="float" office:value="1" table:style-name="ce55">
            <text:p><text:s text:c="3"/>1<text:s/></text:p>
          </table:table-cell>
          <table:table-cell office:value-type="float" office:value="1" table:style-name="ce55">
            <text:p><text:s text:c="3"/>1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7.6417545468439554E-2" table:style-name="ce54">
            <text:p><text:s text:c="3"/>0.08<text:s/></text:p>
          </table:table-cell>
          <table:table-cell office:value-type="float" office:value="0.9" table:style-name="ce56">
            <text:p><text:s text:c="3"/>0.90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5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8"/>
          <table:table-cell table:number-columns-repeated="5" table:style-name="ce3"/>
          <table:table-cell office:value-type="string" table:style-name="ce59">
            <text:p>內政部戶政司 民國109年8月6日編製</text:p>
          </table:table-cell>
          <table:table-cell table:number-columns-repeated="2" table:style-name="ce60"/>
          <table:table-cell table:number-columns-repeated="16359" table:style-name="ce3"/>
        </table:table-row>
        <table:table-row table:style-name="ro4">
          <table:table-cell office:value-type="string" table:style-name="ce61">
            <text:p><text:s text:c="7"/>「0.00」表示未滿百分之0.005。</text:p>
          </table:table-cell>
          <table:table-cell table:number-columns-repeated="16" table:style-name="ce58"/>
          <table:table-cell table:style-name="ce62"/>
          <table:table-cell table:number-columns-repeated="5" table:style-name="ce60"/>
          <table:table-cell table:number-columns-repeated="16361" table:style-name="ce3"/>
        </table:table-row>
        <table:table-row table:style-name="ro11">
          <table:table-cell office:value-type="string" table:style-name="ce63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64"/>
          <table:table-cell table:number-columns-repeated="16361" table:style-name="ce65"/>
        </table:table-row>
        <table:table-row table:style-name="ro10">
          <table:table-cell office:value-type="string" table:style-name="ce63">
            <text:p><text:s text:c="6"/>3.本表相同性別2人之結婚及終止結婚資料係自108年5月24日起統計。</text:p>
          </table:table-cell>
          <table:table-cell table:number-columns-repeated="21" table:style-name="ce58"/>
          <table:table-cell table:style-name="ce3"/>
          <table:table-cell table:number-columns-repeated="16361" table:style-name="ce58"/>
        </table:table-row>
        <table:table-row table:number-rows-repeated="39" table:style-name="ro12">
          <table:table-cell table:number-columns-repeated="16384" table:style-name="ce58"/>
        </table:table-row>
        <table:table-row table:number-rows-repeated="2843" table:style-name="ro13">
          <table:table-cell table:number-columns-repeated="16384" table:style-name="ce5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outlook%20moi2002/月報速報/06速(月)報套印/10907/【套印】各月(03以外)-10907.xlsx'#新02性比例等-年月別" table:style-name="ta2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2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2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2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2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2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2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2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2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2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2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2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2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2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2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2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25:09Z</meta:creation-date>
    <dc:date>2020-08-06T00:26:25Z</dc:date>
  </office:meta>
</office:document-meta>
</file>